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03b2" officeooo:paragraph-rsid="001403b2"/>
    </style:style>
    <style:style style:name="P2" style:family="paragraph" style:parent-style-name="Standard">
      <style:text-properties officeooo:rsid="0014cb5d" officeooo:paragraph-rsid="0014cb5d"/>
    </style:style>
    <style:style style:name="P3" style:family="paragraph" style:parent-style-name="Standard">
      <style:text-properties officeooo:rsid="0015db4c" officeooo:paragraph-rsid="0015db4c"/>
    </style:style>
    <style:style style:name="P4" style:family="paragraph" style:parent-style-name="Standard">
      <style:text-properties officeooo:rsid="0016de97" officeooo:paragraph-rsid="0016de97"/>
    </style:style>
    <style:style style:name="P5" style:family="paragraph" style:parent-style-name="Standard">
      <style:text-properties officeooo:rsid="001709d4" officeooo:paragraph-rsid="001971d9"/>
    </style:style>
    <style:style style:name="P6" style:family="paragraph" style:parent-style-name="Standard">
      <style:text-properties officeooo:rsid="001709d4" officeooo:paragraph-rsid="001c3481"/>
    </style:style>
    <style:style style:name="P7" style:family="paragraph" style:parent-style-name="Standard">
      <style:text-properties officeooo:rsid="001971d9" officeooo:paragraph-rsid="001971d9"/>
    </style:style>
    <style:style style:name="P8" style:family="paragraph" style:parent-style-name="Standard">
      <style:text-properties officeooo:rsid="001c3481" officeooo:paragraph-rsid="001c3481"/>
    </style:style>
    <style:style style:name="P9" style:family="paragraph" style:parent-style-name="Standard">
      <style:text-properties officeooo:rsid="001709d4" officeooo:paragraph-rsid="001971d9"/>
    </style:style>
    <style:style style:name="T1" style:family="text">
      <style:text-properties officeooo:rsid="0017cb9b"/>
    </style:style>
    <style:style style:name="T2" style:family="text">
      <style:text-properties officeooo:rsid="001971d9"/>
    </style:style>
    <style:style style:name="T3" style:family="text">
      <style:text-properties officeooo:rsid="001af135"/>
    </style:style>
    <style:style style:name="T4" style:family="text">
      <style:text-properties officeooo:rsid="001bfb71"/>
    </style:style>
    <style:style style:name="T5" style:family="text">
      <style:text-properties officeooo:rsid="001c34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a</text:p>
      <text:p text:style-name="P1"/>
      <text:p text:style-name="P2"/>
      <text:p text:style-name="P2"/>
      <text:p text:style-name="P3">Once one gets bitten by “travel bug” one gets it running for quite a long while / time and some never get off it.</text:p>
      <text:p text:style-name="P3">Seeing other countries and experiencing other cultures, beautiful architecture and bright vibrant clothes of the south, eating tasty foods and fruits.</text:p>
      <text:p text:style-name="P3">All this makes us wanting more: other countries, other foods and fruits, other clothes and different architecture. </text:p>
      <text:p text:style-name="P3"/>
      <text:p text:style-name="P4">India is one of the countries, which has very different architecture, from Mogul inspired to French, tasty fruits and nasty monkeys and crows, which will steal your food, at any given opportunity. </text:p>
      <text:p text:style-name="P4"/>
      <text:p text:style-name="P7">I was returning from my yoga session in the morning and even though it was morning it <text:span text:style-name="T4">was </text:span>already very <text:span text:style-name="T3">hot. </text:span></text:p>
      <text:p text:style-name="P7"/>
      <text:p text:style-name="P7"/>
      <text:p text:style-name="P6">I met a guy, who besides showering me with compliments every time he saw me, <text:span text:style-name="T5">even when I didn’t look very appealing, not that I care. </text:span></text:p>
      <text:p text:style-name="P6"/>
      <text:p text:style-name="P6"/>
      <text:p text:style-name="P6"/>
      <text:p text:style-name="P6">gave me some books to read </text:p>
      <text:p text:style-name="P6"/>
      <text:p text:style-name="P8">He invited me into one of the local restaurants </text:p>
      <text:p text:style-name="P8"/>
      <text:p text:style-name="P8">we had a lunch, spoke about pretty much under sun <text:s/></text:p>
      <text:p text:style-name="P6"/>
      <text:p text:style-name="P6">and in return <text:span text:style-name="T5">I</text:span> exchange<text:span text:style-name="T5">d</text:span> a couple of books, which I already read <text:span text:style-name="T5">at the local book shop</text:span> and gave him <text:span text:style-name="T5">two books </text:span>as a gift, <text:span text:style-name="T5">because he told me that he haven’t read them yet</text:span>: </text:p>
      <text:p text:style-name="P6">“Shantaram” - <text:span text:style-name="T1">story of love, </text:span><text:span text:style-name="T2">friendship</text:span><text:span text:style-name="T1"> and war </text:span></text:p>
      <text:p text:style-name="P5">and </text:p>
      <text:p text:style-name="P5">“Fine Balance” - a very depressing one and nevertheless quite accurately depicting India as it was <text:span text:style-name="T5">before</text:span>, which in turn helps <text:span text:style-name="T5">one</text:span> to grasp / understand why it is <text:span text:style-name="T5">still </text:span>the way it is now. </text:p>
      <text:p text:style-name="P5"/>
      <text:p text:style-name="P5">When she was a child she was drowning once and even though she was rescued timely and later into the years she learned how to swim respect for water remained, that why when an old Gypsy woman told her once that she will die of drowning it even emphasized the cocktail of fear and respect for water together. These words of this old Gypsy woman, you can say, remained stuck with her, and became deeply ingrained into her. She always was and is very cautions when entering water and when she was in water. </text:p>
      <text:p text:style-name="P5">That why she was not very thrilled about when she was invited to drive or go swimming, especially in somewhat dangerous unsupervised waters like sea or even more cautions when it was about an ocean, like it was here in Indi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5-12-03T11:28:06.452913703</dc:date>
    <meta:editing-duration>PT2H1M34S</meta:editing-duration>
    <meta:editing-cycles>12</meta:editing-cycles>
    <meta:generator>LibreOffice/24.2.7.2$Linux_X86_64 LibreOffice_project/420$Build-2</meta:generator>
    <meta:document-statistic meta:table-count="0" meta:image-count="0" meta:object-count="0" meta:page-count="1" meta:paragraph-count="16" meta:word-count="382" meta:character-count="2091" meta:non-whitespace-character-count="1711"/>
  </office:meta>
</office:document-meta>
</file>